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100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100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0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95" calcext:value-type="float">
            <text:p>9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009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0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09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formula="of:= [.A1]" office:value-type="float" office:value="23" calcext:value-type="float">
            <text:p>23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initial-creator>Admin</meta:initial-creator>
    <meta:creation-date>2020-09-14T06:28:20Z</meta:creation-date>
    <dc:date>2022-05-03T23:08:24.688000000</dc:date>
    <meta:editing-duration>PT6M5S</meta:editing-duration>
    <meta:editing-cycles>1</meta:editing-cycles>
    <meta:document-statistic meta:table-count="1" meta:cell-count="226" meta:object-count="0"/>
  </office:meta>
</office:document-meta>
</file>